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5.983cm" svg:height="7.226cm" svg:x="0.117cm" svg:y="0.0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1-30T10:14:42.89</meta:creation-date>
    <dc:date>2016-05-23T21:29:31.284424958</dc:date>
    <meta:editing-duration>PT5H46M20S</meta:editing-duration>
    <meta:editing-cycles>17</meta:editing-cycles>
    <meta:generator>LibreOffice/5.1.2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30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draw:stroke="dash" draw:stroke-dash="Ultrafine_20_Dashed" svg:stroke-width="0.1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84cm" svg:height="7.227cm" xlink:href="." xlink:type="simple" chart:class="chart:scatter" chart:style-name="ch1">
        <chart:legend svg:x="3.722cm" svg:y="0.424cm" style:legend-expansion="custom" chartooo:width="9.464cm" chartooo:height="2.451cm" style:legend-expansion-aspect-ratio="3.86128110975112" chart:style-name="ch2"/>
        <chart:plot-area chart:style-name="ch3" chart:data-source-has-labels="both" svg:x="0.67cm" svg:y="0.324cm" svg:width="12.451cm" svg:height="6.471cm">
          <chartooo:coordinate-region svg:x="1.477cm" svg:y="0.523cm" svg:width="11.55cm" svg:height="5.625cm"/>
          <chart:axis chart:dimension="x" chart:name="primary-x" chart:style-name="ch4" chartooo:axis-type="auto">
            <chart:title svg:x="4.298cm" svg:y="6.667cm" chart:style-name="ch5">
              <text:p>Number of CPU cores feeding GPU</text:p>
            </chart:title>
            <chart:categories table:cell-range-address="local-table.$B$1:.$I$1"/>
          </chart:axis>
          <chart:axis chart:dimension="y" chart:name="primary-y" chart:style-name="ch6">
            <chart:title svg:x="0cm" svg:y="4.185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series chart:style-name="ch10" chart:values-cell-range-address="local-table.$B$4:.$I$4" chart:label-cell-address="local-table.$A$4" chart:class="chart:scatter">
            <chart:data-point chart:repeated="8"/>
          </chart:series>
          <chart:series chart:style-name="ch11" chart:values-cell-range-address="local-table.$B$5:.$I$5" chart:label-cell-address="local-table.$A$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ference: 100% CPU best performance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  <table:table-cell office:value-type="float" office:value="201.974">
                <text:p>201.974</text:p>
              </table:table-cell>
            </table:table-row>
            <table:table-row>
              <table:table-cell office:value-type="string">
                <text:p>100% GPU computing, CPU cores only feeding</text:p>
              </table:table-cell>
              <table:table-cell office:value-type="float" office:value="420.199">
                <text:p>420.199</text:p>
              </table:table-cell>
              <table:table-cell office:value-type="float" office:value="255.834">
                <text:p>255.834</text:p>
              </table:table-cell>
              <table:table-cell office:value-type="float" office:value="200.428">
                <text:p>200.428</text:p>
              </table:table-cell>
              <table:table-cell office:value-type="float" office:value="172.611">
                <text:p>172.611</text:p>
              </table:table-cell>
              <table:table-cell office:value-type="float" office:value="156.341">
                <text:p>156.341</text:p>
              </table:table-cell>
              <table:table-cell office:value-type="float" office:value="149.338">
                <text:p>149.338</text:p>
              </table:table-cell>
              <table:table-cell office:value-type="float" office:value="147.472">
                <text:p>147.472</text:p>
              </table:table-cell>
              <table:table-cell office:value-type="float" office:value="147.128">
                <text:p>147.128</text:p>
              </table:table-cell>
            </table:table-row>
            <table:table-row>
              <table:table-cell office:value-type="string">
                <text:p>CPU+GPU, CPU core feeding GPU (free core computing)</text:p>
              </table:table-cell>
              <table:table-cell office:value-type="float" office:value="145.7">
                <text:p>145.7</text:p>
              </table:table-cell>
              <table:table-cell office:value-type="float" office:value="129.792">
                <text:p>129.792</text:p>
              </table:table-cell>
              <table:table-cell office:value-type="float" office:value="123.268">
                <text:p>123.268</text:p>
              </table:table-cell>
              <table:table-cell office:value-type="float" office:value="120.604">
                <text:p>120.604</text:p>
              </table:table-cell>
              <table:table-cell office:value-type="float" office:value="120.97">
                <text:p>120.97</text:p>
              </table:table-cell>
              <table:table-cell office:value-type="float" office:value="128.029">
                <text:p>128.029</text:p>
              </table:table-cell>
              <table:table-cell office:value-type="float" office:value="138.015">
                <text:p>138.015</text:p>
              </table:table-cell>
              <table:table-cell office:value-type="float" office:value="147.128">
                <text:p>147.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